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text-properties style:font-name="Century Gothic" fo:font-size="10pt" fo:font-weight="bold" style:font-size-asian="10pt" style:font-weight-asian="bold" style:font-size-complex="10pt" style:font-weight-complex="bold"/>
    </style:style>
    <style:style style:name="P4" style:family="paragraph" style:parent-style-name="Standard">
      <style:text-properties style:font-name="Century Gothic"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padding="0.49mm" fo:border-left="none" fo:border-right="none" fo:border-top="none" fo:border-bottom="0.99pt solid #000000" style:shadow="none"/>
      <style:text-properties style:font-name="Century Gothic"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2pt" style:text-underline-style="solid" style:text-underline-width="auto" style:text-underline-color="font-color" fo:font-weight="bold"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AAA</text:span></text:p>
      <text:p text:style-name="P2">Company Registration No : BBB</text:p>
      <text:p text:style-name="P2">(Incorporated in the Republic of Singapore)</text:p>
      <text:p text:style-name="P1"></text:p>
      <text:p text:style-name="P2"><text:span text:style-name="T6">MINUTES OF THE EXTRAORDINARY GENERAL MEETING</text:span></text:p>
      <text:p text:style-name="P1"><text:s/></text:p>
      <text:p text:style-name="P1">Date and Time<text:tab/> <text:s text:c="3"/>:<text:tab/> <text:s text:c="49"/>at 3.00 pm</text:p>
      <text:p text:style-name="P1"></text:p>
      <text:p text:style-name="P1">Venue<text:tab/><text:tab/> <text:s text:c="3"/>: <text:s text:c="2"/>VVV <text:s text:c="34"/></text:p>
      <text:p text:style-name="P1"><text:tab/><text:tab/><text:tab/></text:p>
      <text:p text:style-name="P1">Present<text:tab/><text:tab/> <text:s text:c="4"/>: <text:s/>As per Attendance List</text:p>
      <text:p text:style-name="P5"></text:p>
      <text:p text:style-name="P1"></text:p>
      <text:p text:style-name="P1"><text:span text:style-name="T5">CHAIRMAN</text:span></text:p>
      <text:p text:style-name="P1"><text:span text:style-name="T1">CCC</text:span> presided the meeting as Chairman.</text:p>
      <text:p text:style-name="P1"></text:p>
      <text:p text:style-name="P1">The following resolutions were passed and it was unanimously resolved :</text:p>
      <text:p text:style-name="P1"></text:p>
      <text:p text:style-name="P1"><text:span text:style-name="T5">NOTICE OF MEETING</text:span></text:p>
      <text:p text:style-name="P1"><text:s/>“That the formality of issuing two weeks’ notice to call this meeting be and hereby waived."</text:p>
      <text:p text:style-name="P1"></text:p>
      <text:p text:style-name="P1"><text:span text:style-name="T5">AUTHORITY TO ISSUE SHARES</text:span></text:p>
      <text:p text:style-name="P1">“That full authority be and is hereby given to the directors’ pursuant to Section 161 of the Companies Act, Cap. 50, to issue shares of the Company in such numbers and to such persons and for such consideration as he/they think fit, such authority to continue in force until the conclusion of the next Annual General Meeting after this date.”</text:p>
      <text:p text:style-name="P1"></text:p>
      <text:p text:style-name="P1"><text:span text:style-name="T5">INCREASE PAID UP CAPITAL /ALLOTMENT OF SHARES</text:span></text:p>
      <text:p text:style-name="P1">“That the Company paid up Capital in cash is increased by S$__________ with effect <text:span text:style-name="T1">from 15th May 2015</text:span>, be and is hereby approved.</text:p>
      <text:p text:style-name="P1"></text:p>
      <text:p text:style-name="P1">That by virtue of Section 63(7) of the Companies Act, Cap. 50 and pursuant to the Memorandum of Association, the allotment of M-1 Ordinary Shares of S$___________ each at par for Cash in the Company be and is hereby allotted to the following allottees with effect from <text:span text:style-name="T1">DDMMYYY</text:span>, be and is hereby approved.</text:p>
      <text:p text:style-name="P1"></text:p>
      <text:p text:style-name="P3"><text:span text:style-name="T4">Name of Allottee</text:span><text:tab/><text:tab/><text:tab/><text:tab/><text:tab/><text:tab/><text:span text:style-name="T4">No. of Ordinary Shares</text:span></text:p>
      <text:p text:style-name="P1">CCC<text:tab/><text:tab/><text:tab/><text:tab/><text:tab/><text:tab/><text:tab/> <text:s text:c="9"/><text:tab/> <text:s text:c="11"/>S1</text:p>
      <text:p text:style-name="P1">DDD<text:tab/><text:tab/><text:tab/><text:tab/><text:tab/><text:tab/><text:tab/> <text:s text:c="9"/><text:tab/> <text:s text:c="11"/>S2</text:p>
      <text:p text:style-name="P1"><text:tab/><text:tab/><text:tab/><text:tab/><text:tab/><text:tab/><text:tab/><text:tab/> <text:s text:c="9"/>-----------</text:p>
      <text:p text:style-name="P3">TOTAL : <text:s text:c="101"/>S3</text:p>
      <text:p text:style-name="P1"><text:tab/><text:tab/><text:tab/><text:tab/><text:tab/><text:tab/><text:tab/><text:tab/> <text:s text:c="9"/>======</text:p>
      <text:p text:style-name="P1">That the share certificates no. _________ be issued accordingly to the above alllottees and that the Common Seal of the Company be affixed thereto in accordance with the Articles of Association of the Company.”</text:p>
      <text:p text:style-name="P1"></text:p>
      <text:p text:style-name="P4">CLOSURE OF MEETING</text:p>
      <text:p text:style-name="P1">There were no other issues to discuss and the meeting was terminated at 3.00 p.m. with a vote of thanks to the Chair.</text:p>
      <text:p text:style-name="P1"></text:p>
      <text:p text:style-name="P1">The minutes of the meeting were read out and the Chairperson signed the same as correct records.</text:p>
      <text:p text:style-name="P1"></text:p>
      <text:p text:style-name="P1">________________________</text:p>
      <text:p text:style-name="P1">CCC</text:p>
      <text:p text:style-name="P1">Chairper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2-11T10:48:11</meta:creation-date>
    <dc:date>2015-12-11T10:50:15</dc:date>
    <dc:creator>phung11764 </dc:creator>
    <meta:editing-duration>P0D</meta:editing-duration>
    <meta:editing-cycles>1</meta:editing-cycles>
    <meta:document-statistic meta:table-count="0" meta:image-count="0" meta:object-count="0" meta:page-count="1" meta:paragraph-count="45" meta:word-count="314" meta:character-count="2167" meta:non-whitespace-character-count="1531"/>
    <meta:generator>LibreOffice/3.5$Linux_X86_64 LibreOffice_project/350m1$Build-2</meta:generator>
  </office:meta>
</office:document-meta>
</file>